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FilesTests.getWhenMissingFile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FilesTests.isEmptyWhenNotEmpty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FilesTests.getWhenHasFileReturn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FilesTests.equalsAnd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FilesTests.andClassFilesAddsClass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FilesTests.streamStreamsClass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FilesTests.ofCreatesClass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FilesTests.noneReturns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FilesTests.andAddsClass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FilesTests.iteratorIteratesClass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FilesTests.isEmptyWhenEmpty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